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gradient" draw:fill-color="#ffffff" draw:fill-gradient-name="Very_20_soft_20_grey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gradient" draw:fill-color="#ffffff" draw:fill-gradient-name="Soft_20_Yellow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="Arrow" draw:marker-end-width="0.4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gradient" draw:fill-color="#ffffff" draw:fill-gradient-name="Very_20_soft_20_grey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cm" svg:height="12.5cm" svg:x="1.6cm" svg:y="4.1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5cm" svg:x="2.1cm" svg:y="7.1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5.5cm" svg:x="2.1cm" svg:y="10.1cm"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2cm" svg:x="16.1cm" svg:y="4.6cm">
          <text:p text:style-name="P3"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1cm" svg:y1="4.1cm" svg:x2="2.1cm" svg:y2="1.5cm">
          <text:p text:style-name="P3"/>
        </draw:line>
        <draw:line draw:style-name="gr3" draw:text-style-name="P1" draw:layer="layout" svg:x1="16.6cm" svg:y1="4.6cm" svg:x2="16.6cm" svg:y2="1.5cm">
          <text:p text:style-name="P3"/>
        </draw:line>
        <draw:line draw:style-name="gr3" draw:text-style-name="P1" draw:layer="layout" svg:x1="2.1cm" svg:y1="18.6cm" svg:x2="2.1cm" svg:y2="16.6cm">
          <text:p text:style-name="P3"/>
        </draw:line>
        <draw:line draw:style-name="gr3" draw:text-style-name="P1" draw:layer="layout" svg:x1="16.6cm" svg:y1="18.6cm" svg:x2="16.6cm" svg:y2="16.6cm">
          <text:p text:style-name="P3"/>
        </draw:line>
        <draw:custom-shape draw:style-name="gr2" draw:text-style-name="P1" draw:layer="layout" svg:width="1cm" svg:height="1.5cm" svg:x="15.6cm" svg:y="13.1cm">
          <text:p text:style-name="P3"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cm" svg:y1="4.6cm" svg:x2="16.1cm" svg:y2="4.6cm">
          <text:p text:style-name="P3"/>
        </draw:line>
        <draw:line draw:style-name="gr4" draw:text-style-name="P1" draw:layer="layout" svg:x1="16.1cm" svg:y1="7.1cm" svg:x2="3.1cm" svg:y2="7.1cm">
          <text:p text:style-name="P3"/>
        </draw:line>
        <draw:line draw:style-name="gr4" draw:text-style-name="P1" draw:layer="layout" svg:x1="16.1cm" svg:y1="10.1cm" svg:x2="3.1cm" svg:y2="10.1cm">
          <text:p text:style-name="P3"/>
        </draw:line>
        <draw:line draw:style-name="gr4" draw:text-style-name="P1" draw:layer="layout" svg:x1="3.1cm" svg:y1="13.1cm" svg:x2="15.6cm" svg:y2="13.1cm">
          <text:p text:style-name="P3"/>
        </draw:line>
        <draw:custom-shape draw:style-name="gr5" draw:text-style-name="P2" draw:layer="layout" svg:width="4cm" svg:height="1.5cm" svg:x="0.1cm" svg:y="0.1cm">
          <text:p text:style-name="P2">Buyer Servic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.5cm" svg:x="14.6cm" svg:y="0.1cm">
          <text:p text:style-name="P2">Seller Service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9.629cm" svg:height="0.806cm" svg:x="4.892cm" svg:y="3.6cm">
          <draw:text-box>
            <text:p text:style-name="P3">1. request(PurchaseOrderRequestAction)</text:p>
          </draw:text-box>
        </draw:frame>
        <draw:frame draw:style-name="gr6" draw:text-style-name="P3" draw:layer="layout" svg:width="8.406cm" svg:height="0.806cm" svg:x="5.51cm" svg:y="6.1cm">
          <draw:text-box>
            <text:p text:style-name="P3">1.1 signal(ReceiptAcknowledgment)</text:p>
          </draw:text-box>
        </draw:frame>
        <draw:frame draw:style-name="gr6" draw:text-style-name="P3" draw:layer="layout" svg:width="11.25cm" svg:height="0.806cm" svg:x="4.1cm" svg:y="9.1cm">
          <draw:text-box>
            <text:p text:style-name="P3">1.2 response(PurchaseOrderConfirmationAction)</text:p>
          </draw:text-box>
        </draw:frame>
        <draw:frame draw:style-name="gr6" draw:text-style-name="P3" draw:layer="layout" svg:width="8.821cm" svg:height="0.806cm" svg:x="5.307cm" svg:y="12.1cm">
          <draw:text-box>
            <text:p text:style-name="P3">1.2.1 signal(ReceiptAcknowledgmen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oft_20_Yellow" draw:display-name="Soft Yellow" draw:style="linear" draw:start-color="#ffffff" draw:end-color="#ffff99" draw:start-intensity="100%" draw:end-intensity="100%" draw:angle="0" draw:border="0%"/>
    <draw:gradient draw:name="Very_20_soft_20_grey" draw:display-name="Very soft grey" draw:style="linear" draw:start-color="#ffffff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1cm" draw:dots2="1" draw:dots2-length="0.51cm" draw:distance="0.2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fr" style:country-asian="FR" style:font-family-complex="'DejaVu Sans'" style:font-family-generic-complex="system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4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7cm" fo:page-height="18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7-02-08T15:15:36</meta:creation-date>
    <dc:creator>Julien Ponge</dc:creator>
    <dc:date>2008-03-25T10:00:59</dc:date>
    <meta:editing-cycles>5</meta:editing-cycles>
    <meta:editing-duration>PT15M48S</meta:editing-duration>
    <meta:user-defined meta:name="Info 1"/>
    <meta:user-defined meta:name="Info 2"/>
    <meta:user-defined meta:name="Info 3"/>
    <meta:user-defined meta:name="Info 4"/>
    <meta:document-statistic meta:object-count="19"/>
  </office:meta>
</office:document-meta>
</file>